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P2" style:family="paragraph" style:parent-style-name="Footer">
      <style:paragraph-properties fo:text-align="center" style:justify-single-word="false"/>
      <style:text-properties fo:color="#b2b2b2" officeooo:paragraph-rsid="002f4df6"/>
    </style:style>
    <style:style style:name="P3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63371" officeooo:paragraph-rsid="0006337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rsid="0038c34b" officeooo:paragraph-rsid="0038c34b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8c34b" officeooo:paragraph-rsid="0038c34b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8c34b" officeooo:paragraph-rsid="004f48a3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fo:font-size="11pt" fo:language="es" fo:country="AR" style:text-underline-style="none" fo:font-weight="normal" officeooo:rsid="004f0638" officeooo:paragraph-rsid="0038c34b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fo:font-size="11pt" fo:language="es" fo:country="AR" style:text-underline-style="none" fo:font-weight="normal" officeooo:rsid="0050a886" officeooo:paragraph-rsid="0050a886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fo:font-size="11pt" fo:language="es" fo:country="AR" style:text-underline-style="none" fo:font-weight="normal" officeooo:rsid="00556bde" officeooo:paragraph-rsid="00556bde" style:font-size-asian="9.60000038146973pt" style:font-weight-asian="normal" style:font-size-complex="11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 fo:font-size="11pt" fo:language="es" fo:country="AR" style:text-underline-style="none" fo:font-weight="normal" officeooo:rsid="0050a886" officeooo:paragraph-rsid="0050a886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fo:font-size="11pt" fo:language="es" fo:country="AR" style:text-underline-style="none" fo:font-weight="normal" officeooo:rsid="0050a886" officeooo:paragraph-rsid="005936b9" style:font-size-asian="9.60000038146973pt" style:font-weight-asian="normal" style:font-size-complex="11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use-window-font-color="true" fo:font-size="11pt" fo:language="es" fo:country="AR" style:text-underline-style="none" fo:font-weight="normal" officeooo:rsid="00556bde" officeooo:paragraph-rsid="00556bde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8c34b" officeooo:paragraph-rsid="0038c34b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617d3e" officeooo:paragraph-rsid="00617d3e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62152b" officeooo:paragraph-rsid="0062152b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paragraph-rsid="005936b9"/>
    </style:style>
    <style:style style:name="T1" style:family="text">
      <style:text-properties officeooo:rsid="0024bcb6"/>
    </style:style>
    <style:style style:name="T2" style:family="text">
      <style:text-properties officeooo:rsid="00433de3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officeooo:rsid="00433de3"/>
    </style:style>
    <style:style style:name="T5" style:family="text">
      <style:text-properties style:use-window-font-color="true" officeooo:rsid="004f0638"/>
    </style:style>
    <style:style style:name="T6" style:family="text">
      <style:text-properties style:use-window-font-color="true" officeooo:rsid="004f48a3"/>
    </style:style>
    <style:style style:name="T7" style:family="text">
      <style:text-properties style:use-window-font-color="true" officeooo:rsid="0050a886"/>
    </style:style>
    <style:style style:name="T8" style:family="text">
      <style:text-properties style:use-window-font-color="true" officeooo:rsid="0062152b"/>
    </style:style>
    <style:style style:name="T9" style:family="text">
      <style:text-properties officeooo:rsid="0053cbee"/>
    </style:style>
    <style:style style:name="T10" style:family="text">
      <style:text-properties officeooo:rsid="0055641c"/>
    </style:style>
    <style:style style:name="T11" style:family="text">
      <style:text-properties officeooo:rsid="005674ef"/>
    </style:style>
    <style:style style:name="T12" style:family="text">
      <style:text-properties fo:font-size="11pt" fo:language="es" fo:country="AR" style:text-underline-style="none" fo:font-weight="normal" officeooo:rsid="005674ef" style:font-size-asian="9.60000038146973pt" style:font-weight-asian="normal" style:font-size-complex="11pt" style:font-weight-complex="normal"/>
    </style:style>
    <style:style style:name="T13" style:family="text">
      <style:text-properties officeooo:rsid="006067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9in" fo:text-indent="-0.25in" fo:margin-left="1.0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9in" fo:text-indent="-0.25in" fo:margin-left="1.5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9in" fo:text-indent="-0.25in" fo:margin-left="2.0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9in" fo:text-indent="-0.25in" fo:margin-left="2.5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9in" fo:text-indent="-0.25in" fo:margin-left="3.0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9in" fo:text-indent="-0.25in" fo:margin-left="3.289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ividad <text:span text:style-name="T2">12</text:span>.<text:span text:style-name="T13">2</text:span></text:p>
      <text:p text:style-name="P4"/>
      <text:p text:style-name="P5"><text:span text:style-name="T4">1) </text:span><text:span text:style-name="T8">Lo saco de la ppt de la web</text:span></text:p>
      <text:p text:style-name="P14"><text:span text:style-name="T4">2</text:span><text:span text:style-name="T3">) Lo dice Jaque en el audio cuando está hablando de viterbi</text:span></text:p>
      <text:p text:style-name="P15"><text:span text:style-name="T3">3) no tengo ide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MP2" style:family="paragraph" style:parent-style-name="Footer">
      <style:paragraph-properties fo:text-align="center" style:justify-single-word="false"/>
      <style:text-properties fo:color="#b2b2b2" officeooo:paragraph-rsid="002f4df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5.1.6.2$Linux_X86_64 LibreOffice_project/10m0$Build-2</meta:generator>
    <dc:date>2017-10-14T21:41:37.889063744</dc:date>
    <meta:editing-duration>PT14H35M7S</meta:editing-duration>
    <meta:editing-cycles>79</meta:editing-cycles>
    <meta:document-statistic meta:table-count="0" meta:image-count="0" meta:object-count="0" meta:page-count="1" meta:paragraph-count="6" meta:word-count="39" meta:character-count="232" meta:non-whitespace-character-count="157"/>
  </office:meta>
</office:document-meta>
</file>